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Overpass" svg:font-family="Overpas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verpass1" svg:font-family="Overpass" style:font-family-generic="system" style:font-pitch="variable"/>
    <style:font-face style:name="Red Hat Text" svg:font-family="'Red Hat Text'"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style:font-name="Overpass" style:font-name-asian="Overpass1" style:font-name-complex="Overpass1"/>
    </style:style>
    <style:style style:name="P2" style:family="paragraph" style:parent-style-name="Standard" style:list-style-name="WWNum8">
      <style:paragraph-properties fo:margin-left="0.5in" fo:margin-right="0in" fo:text-indent="-0.25in" style:auto-text-indent="false"/>
    </style:style>
    <style:style style:name="P3" style:family="paragraph" style:parent-style-name="Standard" style:list-style-name="WWNum8">
      <style:paragraph-properties fo:margin-left="0.5in" fo:margin-right="0in" fo:text-indent="-0.25in" style:auto-text-indent="false"/>
      <style:text-properties fo:font-size="11pt" style:font-size-asian="11pt" style:font-size-complex="11pt"/>
    </style:style>
    <style:style style:name="P4" style:family="paragraph" style:parent-style-name="Standard" style:list-style-name="WWNum10">
      <style:paragraph-properties fo:margin-left="0.5in" fo:margin-right="0in" fo:text-indent="-0.25in" style:auto-text-indent="false"/>
    </style:style>
    <style:style style:name="P5" style:family="paragraph" style:parent-style-name="Standard" style:list-style-name="WWNum12">
      <style:paragraph-properties fo:margin-left="0.5in" fo:margin-right="0in" fo:text-indent="-0.25in" style:auto-text-indent="false"/>
    </style:style>
    <style:style style:name="P6" style:family="paragraph" style:parent-style-name="Standard" style:list-style-name="WWNum5">
      <style:paragraph-properties fo:margin-left="0.5in" fo:margin-right="0in" fo:text-indent="-0.25in" style:auto-text-indent="false"/>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13">
      <style:paragraph-properties fo:margin-left="0.5in" fo:margin-right="0in" fo:text-indent="-0.25in" style:auto-text-indent="false"/>
    </style:style>
    <style:style style:name="P10" style:family="paragraph" style:parent-style-name="Standard" style:list-style-name="WWNum4">
      <style:paragraph-properties fo:margin-left="0.5in" fo:margin-right="0in" fo:text-indent="-0.25in" style:auto-text-indent="false"/>
    </style:style>
    <style:style style:name="P11" style:family="paragraph" style:parent-style-name="Standard" style:list-style-name="WWNum6">
      <style:paragraph-properties fo:margin-left="0.5in" fo:margin-right="0in" fo:text-indent="-0.25in" style:auto-text-indent="false"/>
    </style:style>
    <style:style style:name="P12" style:family="paragraph" style:parent-style-name="Standard" style:list-style-name="WWNum7">
      <style:paragraph-properties fo:margin-left="0.5in" fo:margin-right="0in"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list-style-name="WWNum1">
      <style:paragraph-properties fo:margin-left="0.5in" fo:margin-right="0in" fo:text-indent="-0.25in" style:auto-text-indent="false"/>
      <style:text-properties style:text-underline-style="none"/>
    </style:style>
    <style:style style:name="P15" style:family="paragraph" style:parent-style-name="Standard">
      <style:paragraph-properties fo:margin-left="0.5in" fo:margin-right="0in" fo:text-indent="0in" style:auto-text-indent="false"/>
    </style:style>
    <style:style style:name="P16" style:family="paragraph" style:parent-style-name="Standard" style:list-style-name="WWNum10">
      <style:paragraph-properties fo:margin-left="1in" fo:margin-right="0in" fo:text-indent="-0.25in" style:auto-text-indent="false"/>
    </style:style>
    <style:style style:name="P17" style:family="paragraph" style:parent-style-name="Standard" style:list-style-name="WWNum14">
      <style:paragraph-properties fo:margin-left="1in" fo:margin-right="0in" fo:text-indent="-0.25in" style:auto-text-indent="false"/>
    </style:style>
    <style:style style:name="P18" style:family="paragraph" style:parent-style-name="Standard" style:list-style-name="WWNum14">
      <style:paragraph-properties fo:margin-left="1in" fo:margin-right="0in" fo:text-indent="-0.25in" style:auto-text-indent="false"/>
      <style:text-properties style:text-underline-style="none"/>
    </style:style>
    <style:style style:name="P19" style:family="paragraph" style:parent-style-name="Standard" style:list-style-name="WWNum13">
      <style:paragraph-properties fo:margin-left="1in" fo:margin-right="0in" fo:text-indent="-0.25in" style:auto-text-indent="false"/>
    </style:style>
    <style:style style:name="P20" style:family="paragraph" style:parent-style-name="Standard" style:list-style-name="WWNum14">
      <style:paragraph-properties fo:margin-left="1in" fo:margin-right="0in" fo:margin-top="0in" fo:margin-bottom="0in" loext:contextual-spacing="false" fo:text-indent="-0.25in" style:auto-text-indent="false"/>
    </style:style>
    <style:style style:name="P21" style:family="paragraph" style:parent-style-name="Standard" style:list-style-name="WWNum14">
      <style:paragraph-properties fo:margin-left="1.5in" fo:margin-right="0in" fo:text-indent="-0.25in" style:auto-text-indent="false"/>
    </style:style>
    <style:style style:name="P22" style:family="paragraph" style:parent-style-name="Standard" style:list-style-name="WWNum11">
      <style:paragraph-properties fo:margin-left="1.5in" fo:margin-right="0in" fo:text-indent="-0.25in" style:auto-text-indent="false"/>
    </style:style>
    <style:style style:name="P23" style:family="paragraph" style:parent-style-name="Standard" style:list-style-name="WWNum9">
      <style:paragraph-properties fo:margin-left="1.5in" fo:margin-right="0in" fo:text-indent="-0.25in" style:auto-text-indent="false"/>
    </style:style>
    <style:style style:name="P24" style:family="paragraph" style:parent-style-name="Standard">
      <style:paragraph-properties fo:margin-left="1in" fo:margin-right="0in" fo:text-indent="0in" style:auto-text-indent="false"/>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1.5in" fo:margin-right="0in" fo:text-indent="0in" style:auto-text-indent="false"/>
    </style:style>
    <style:style style:name="P27" style:family="paragraph" style:parent-style-name="Title">
      <style:text-properties style:font-name="Overpass" fo:font-size="19pt" fo:font-weight="bold" style:font-name-asian="Overpass1" style:font-size-asian="19pt" style:font-weight-asian="bold" style:font-name-complex="Overpass1" style:font-size-complex="19pt"/>
    </style:style>
    <style:style style:name="P28" style:family="paragraph" style:parent-style-name="Title" style:master-page-name="Standard">
      <style:paragraph-properties style:page-number="1"/>
      <style:text-properties style:font-name="Overpass" fo:font-size="19pt" fo:font-weight="bold" style:font-name-asian="Overpass1" style:font-size-asian="19pt" style:font-weight-asian="bold" style:font-name-complex="Overpass1" style:font-size-complex="19pt"/>
    </style:style>
    <style:style style:name="P29" style:family="paragraph" style:parent-style-name="Heading_20_2" style:list-style-name="WWNum14">
      <style:paragraph-properties fo:margin-left="0.5in" fo:margin-right="0in" fo:margin-top="0.25in" fo:margin-bottom="0in" loext:contextual-spacing="false" fo:text-indent="-0.25in" style:auto-text-indent="false"/>
    </style:style>
    <style:style style:name="P30" style:family="paragraph" style:parent-style-name="Heading_20_2" style:list-style-name="WWNum14">
      <style:paragraph-properties fo:margin-left="0.5in" fo:margin-right="0in" fo:margin-top="0in" fo:margin-bottom="0in" loext:contextual-spacing="false" fo:text-indent="-0.25in" style:auto-text-indent="false"/>
    </style:style>
    <style:style style:name="P31" style:family="paragraph" style:parent-style-name="Heading_20_2" style:list-style-name="WWNum14">
      <style:paragraph-properties fo:margin-left="0.5in" fo:margin-right="0in" fo:margin-top="0in" fo:margin-bottom="0.0835in" loext:contextual-spacing="false" fo:text-indent="-0.25in" style:auto-text-indent="false"/>
    </style:style>
    <style:style style:name="P32" style:family="paragraph" style:parent-style-name="Heading_20_2" style:list-style-name="WWNum14">
      <style:paragraph-properties fo:margin-left="0.5in" fo:margin-right="0in" fo:text-indent="-0.25in" style:auto-text-indent="false"/>
    </style:style>
    <style:style style:name="T1" style:family="text">
      <style:text-properties fo:font-size="11pt" style:font-size-asian="11pt" style:font-size-complex="11pt"/>
    </style:style>
    <style:style style:name="T2" style:family="text">
      <style:text-properties style:font-name="Overpass" fo:font-size="19pt" fo:font-weight="bold" style:font-name-asian="Overpass1" style:font-size-asian="19pt" style:font-weight-asian="bold" style:font-name-complex="Overpass1" style:font-size-complex="19pt"/>
    </style:style>
    <style:style style:name="T3" style:family="text">
      <style:text-properties style:font-name="Overpass" style:font-name-asian="Overpass1" style:font-name-complex="Overpass1"/>
    </style:style>
    <style:style style:name="T4" style:family="text">
      <style:text-properties style:font-name="Overpass" style:text-underline-style="none" style:font-name-asian="Overpass1" style:font-name-complex="Overpass1"/>
    </style:style>
    <style:style style:name="T5" style:family="text">
      <style:text-properties fo:color="#1155cc" style:font-name="Roboto" fo:font-size="10.5pt" style:text-underline-style="solid" style:text-underline-width="auto" style:text-underline-color="font-color" style:font-name-asian="Roboto1" style:font-size-asian="10.5pt" style:font-name-complex="Roboto1" style:font-size-complex="10.5pt" fo:background-color="#ffffff"/>
    </style:style>
    <style:style style:name="T6" style:family="text">
      <style:text-properties fo:color="#1155cc" style:text-underline-style="solid" style:text-underline-width="auto" style:text-underline-color="font-color"/>
    </style:style>
    <style:style style:name="T7" style:family="text">
      <style:text-properties style:text-underline-style="none"/>
    </style:style>
    <style:style style:name="T8" style:family="text">
      <style:text-properties fo:color="#ffffff"/>
    </style:style>
    <style:style style:name="T9" style:family="text">
      <style:text-properties fo:font-weight="bold" style:font-weight-asian="bold"/>
    </style:style>
    <style:style style:name="T10" style:family="text">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3d1oa4hb7xn"/></text:p>
      <text:p text:style-name="P27"><text:bookmark text:name="_r0cma1v68do4"/></text:p>
      <text:p text:style-name="Heading_20_1"><text:bookmark text:name="_28vla43osmof"/>Purpose</text:p>
      <text:p text:style-name="Heading_20_1"><text:bookmark text:name="_28vla43osmof1"/></text:p>
      <text:p text:style-name="Heading_20_1"><text:bookmark text:name="_28vla43osmof2"/>Scope</text:p>
      <text:p text:style-name="Heading_20_1"><text:bookmark text:name="_28vla43osmof3"/></text:p>
      <text:p text:style-name="Heading_20_1"><text:bookmark text:name="_ooyomb5tdofb"/>Best Practices</text:p>
      <text:p text:style-name="Standard"/>
      <text:p text:style-name="Standard"/>
      <text:p text:style-name="Standard">====================================================</text:p>
      <text:p text:style-name="Heading_20_1"><text:bookmark text:name="_92296gxecmkt"/>1) Executive Summary</text:p>
      <text:p text:style-name="Heading_20_1"><text:bookmark text:name="_733ajsi83t96"/>2) The Problem</text:p>
      <text:p text:style-name="Standard"/>
      <text:p text:style-name="Heading_20_1"><text:bookmark text:name="_jjivugggal8v"/>3) The History</text:p>
      <text:list xml:id="list3237118171" text:style-name="WWNum8">
        <text:list-item>
          <text:p text:style-name="P2">How did we get here?</text:p>
        </text:list-item>
        <text:list-item>
          <text:p text:style-name="P2">What are the milestones and events that brought us to this point?</text:p>
        </text:list-item>
        <text:list-item>
          <text:p text:style-name="P3"/>
        </text:list-item>
      </text:list>
      <text:p text:style-name="P15"/>
      <text:p text:style-name="Standard"/>
      <text:p text:style-name="Standard"/>
      <text:p text:style-name="Heading_20_1"><text:bookmark text:name="_qn29hppjncdh"/><text:soft-page-break/>4) The Solution</text:p>
      <text:list xml:id="list3778492909" text:style-name="WWNum10">
        <text:list-item>
          <text:p text:style-name="P4">Build a process to..</text:p>
          <text:list>
            <text:list-item>
              <text:p text:style-name="P16"/>
            </text:list-item>
          </text:list>
        </text:list-item>
      </text:list>
      <text:p text:style-name="Heading_20_1"><text:bookmark text:name="_bdmt2ye7zsx6"/>5) The Benefits</text:p>
      <text:list xml:id="list1151372873" text:style-name="WWNum12">
        <text:list-item>
          <text:p text:style-name="P5">High confidence in confidentiality, integrity, and availability</text:p>
        </text:list-item>
        <text:list-item>
          <text:p text:style-name="P5">Trust is built on Integrity</text:p>
        </text:list-item>
        <text:list-item>
          <text:p text:style-name="P5"/>
        </text:list-item>
      </text:list>
      <text:p text:style-name="Heading_20_1"><text:bookmark text:name="_nn4zs637yft2"/>6) The Call-To-Action</text:p>
      <text:list xml:id="list1317321944" text:style-name="WWNum5">
        <text:list-item>
          <text:p text:style-name="P6"/>
        </text:list-item>
      </text:list>
      <text:p text:style-name="Heading_20_1"><text:bookmark text:name="_7iuw4dibq6v8"/>7) About “Company”</text:p>
      <text:list xml:id="list190840741" text:style-name="WWNum3">
        <text:list-item>
          <text:p text:style-name="P7"/>
        </text:list-item>
      </text:list>
      <text:p text:style-name="Standard"/>
      <text:p text:style-name="Standard"/>
      <text:p text:style-name="P27"><text:bookmark text:name="_efqbfx3nd2be"/></text:p>
      <text:p text:style-name="P27"><text:bookmark text:name="_dvgn47kdhfqa"/></text:p>
      <text:p text:style-name="Title"><text:bookmark text:name="_cuwmvrtea24p"/><text:span text:style-name="T2">Planning Outline: “what makes a hardened Linux system”</text:span></text:p>
      <text:p text:style-name="Standard">**Generic version** - not vendor specific, will be collaborating on this with SUSE and Canonical. This version will become the basis for a RHEL-specific version developed by Red Hatters. This will also be used as the basis for the RHEL Hardening Guide and the current version of the Guide can be used to help with this document.</text:p>
      <text:p text:style-name="Standard"/>
      <text:p text:style-name="Standard">What is ok to talk about in the generic version?</text:p>
      <text:p text:style-name="Standard"/>
      <text:p text:style-name="Standard">What is not ok to talk about in the generic version and should be reserved for the RHEL-specific version once we get there?</text:p>
      <text:p text:style-name="Standard"><text:soft-page-break/></text:p>
      <text:p text:style-name="Standard"><text:span text:style-name="T3">RHEL 8 Hardening Guide: </text:span><text:a xlink:type="simple" xlink:href="https://access.redhat.com/documentation/en-us/red_hat_enterprise_linux/8/pdf/security_hardening/Red_Hat_Enterprise_Linux-8-Security_hardening-en-US.pdf" text:style-name="ListLabel_20_127" text:visited-style-name="ListLabel_20_127"><text:span text:style-name="T5">Red Hat Enterprise Linux 8 Security hardening</text:span></text:a></text:p>
      <text:p text:style-name="Standard">Common Criteria: <text:a xlink:type="simple" xlink:href="https://www.redhat.com/en/about/press-releases/red-hat-adds-common-criteria-certification-red-hat-enterprise-linux-8" text:style-name="ListLabel_20_128" text:visited-style-name="ListLabel_20_128"><text:span text:style-name="T6">Red Hat Adds Common Criteria Certification for Red Hat Enterprise Linux 8</text:span></text:a> </text:p>
      <text:p text:style-name="P1"/>
      <text:list xml:id="list1651597965" text:style-name="WWNum14">
        <text:list-item>
          <text:p text:style-name="P29"><text:bookmark text:name="_6p9w58nsmm91"/><text:span text:style-name="T3">Goal:</text:span></text:p>
          <text:list>
            <text:list-item>
              <text:p text:style-name="P17"><text:span text:style-name="T3">The Compliance Collaborative for Enterprise Linux(s) wants to define a paradigm for “what constitutes a <text:s/>hardened Linux system.” In order to be able to define how to harden and secure these systems, consensus is needed to define deployment methods and security concerns pertaining to those environments. This outline will seek to define, with alignment to NIST SP 800-53 Control Families:</text:span></text:p>
              <text:list>
                <text:list-item>
                  <text:p text:style-name="P21"><text:span text:style-name="T3">Where Linux OS are deployed (on prem, disconnected, cloud, etc)</text:span></text:p>
                </text:list-item>
                <text:list-item>
                  <text:p text:style-name="P21"><text:span text:style-name="T3">Specific challenges unique to those deployments (HSM, air-gap, virtualizations, etc)</text:span></text:p>
                </text:list-item>
              </text:list>
            </text:list-item>
            <text:list-item>
              <text:p text:style-name="P17"><text:span text:style-name="T3">With a goal of determining how those challenges impact or determine how the OS will mitigate risk in those environments.</text:span></text:p>
            </text:list-item>
            <text:list-item>
              <text:p text:style-name="P20"><text:span text:style-name="T3">From this outline, The Enterprise Linux providers will take the information gathered and use it to apply it to current in-house security technologies, features and products to achieve a hardened Linux system (OS or platform)</text:span></text:p>
            </text:list-item>
          </text:list>
        </text:list-item>
        <text:list-item>
          <text:p text:style-name="P30"><text:bookmark text:name="_msa22p6mdxs4"/><text:span text:style-name="T3">Deployment Types:</text:span></text:p>
          <text:list>
            <text:list-item>
              <text:p text:style-name="P17"><text:span text:style-name="T3">Bare-Metal</text:span></text:p>
            </text:list-item>
            <text:list-item>
              <text:p text:style-name="P17"><text:span text:style-name="T3">Virtualized</text:span></text:p>
            </text:list-item>
            <text:list-item>
              <text:p text:style-name="P20"><text:span text:style-name="T3">Infrastructure Platform (Hypervisor)</text:span></text:p>
            </text:list-item>
          </text:list>
        </text:list-item>
        <text:list-item>
          <text:p text:style-name="P30"><text:bookmark text:name="_x0ofnjesy7bt"/><text:span text:style-name="T3">Deployment Environments</text:span></text:p>
          <text:list>
            <text:list-item>
              <text:p text:style-name="P17"><text:span text:style-name="T3">On-Prem</text:span></text:p>
              <text:list>
                <text:list-item>
                  <text:p text:style-name="P21"><text:span text:style-name="T3">Disconnected (air-gapped)</text:span></text:p>
                </text:list-item>
                <text:list-item>
                  <text:p text:style-name="P21"><text:span text:style-name="T3">DMZ </text:span></text:p>
                </text:list-item>
                <text:list-item>
                  <text:p text:style-name="P21"><text:span text:style-name="T3">Intranet</text:span></text:p>
                </text:list-item>
              </text:list>
            </text:list-item>
            <text:list-item>
              <text:p text:style-name="P17"><text:span text:style-name="T3">Cloud</text:span></text:p>
              <text:list>
                <text:list-item>
                  <text:p text:style-name="P21"><text:span text:style-name="T3">Hyperscalers</text:span></text:p>
                </text:list-item>
                <text:list-item>
                  <text:p text:style-name="P21"><text:soft-page-break/><text:span text:style-name="T3">Workload </text:span></text:p>
                </text:list-item>
              </text:list>
            </text:list-item>
            <text:list-item>
              <text:p text:style-name="P20"><text:span text:style-name="T3">Topology (past OS only concerns) - how they interact with Hybrid Solutions</text:span></text:p>
            </text:list-item>
          </text:list>
        </text:list-item>
        <text:list-item>
          <text:p text:style-name="P31"><text:bookmark text:name="_gsk5gzleviyh"/><text:span text:style-name="T3">What a hardened Linux System does/does not do (Next to define)</text:span></text:p>
        </text:list-item>
      </text:list>
      <text:p text:style-name="Standard">What is a hardened linux?</text:p>
      <text:p text:style-name="P24"/>
      <text:list xml:id="list61933538244419" text:continue-numbering="true" text:style-name="WWNum14">
        <text:list-item>
          <text:list>
            <text:list-item>
              <text:p text:style-name="P17">Does:</text:p>
            </text:list-item>
          </text:list>
        </text:list-item>
      </text:list>
      <text:list xml:id="list3977450132" text:style-name="WWNum11">
        <text:list-item>
          <text:p text:style-name="P22">Defaults to Secure Posture</text:p>
        </text:list-item>
        <text:list-item>
          <text:p text:style-name="P22">Provide guidance on resiliency</text:p>
        </text:list-item>
        <text:list-item>
          <text:p text:style-name="P22">Easily capable of managing certificates and implemented by default</text:p>
        </text:list-item>
        <text:list-item>
          <text:p text:style-name="P22">Validate signatures of kernel modules prior to boot</text:p>
        </text:list-item>
        <text:list-item>
          <text:p text:style-name="P22">Use strong, trusted cryptography starting at install time</text:p>
        </text:list-item>
        <text:list-item>
          <text:p text:style-name="P22">Strong non-repudiation </text:p>
        </text:list-item>
        <text:list-item>
          <text:p text:style-name="P22">Confirmed source of packages <text:span text:style-name="T8">(like RH produced manifests)</text:span></text:p>
        </text:list-item>
        <text:list-item>
          <text:p text:style-name="P22">Minimal application and package set for operation</text:p>
        </text:list-item>
        <text:list-item>
          <text:p text:style-name="P22">Ensures trusted/secure boot</text:p>
        </text:list-item>
        <text:list-item>
          <text:p text:style-name="P22">Allow list, applications, library, compilers, intrusion detection</text:p>
        </text:list-item>
      </text:list>
      <text:p text:style-name="P25"/>
      <text:p text:style-name="P26"/>
      <text:p text:style-name="P25"/>
      <text:list xml:id="list61933403364949" text:continue-list="list61933538244419" text:style-name="WWNum14">
        <text:list-item>
          <text:list>
            <text:list-item>
              <text:p text:style-name="P17">Does not do:</text:p>
            </text:list-item>
          </text:list>
        </text:list-item>
      </text:list>
      <text:list xml:id="list3720270800" text:style-name="WWNum9">
        <text:list-item>
          <text:p text:style-name="P23">Unaltered universal image</text:p>
        </text:list-item>
        <text:list-item>
          <text:p text:style-name="P23"><text:soft-page-break/>Systems not reviewed or scanned for vulnerabilities</text:p>
        </text:list-item>
        <text:list-item>
          <text:p text:style-name="P23">Unable to prove integrity </text:p>
        </text:list-item>
        <text:list-item>
          <text:p text:style-name="P23">Out of date/unpatched system (unsupported; EOL)</text:p>
        </text:list-item>
        <text:list-item>
          <text:p text:style-name="P23">No enterprise security integration </text:p>
        </text:list-item>
        <text:list-item>
          <text:p text:style-name="P23">Logging disabled</text:p>
        </text:list-item>
        <text:list-item>
          <text:p text:style-name="P23">No firewall enabled</text:p>
        </text:list-item>
        <text:list-item>
          <text:p text:style-name="P23">Weak access controls</text:p>
        </text:list-item>
        <text:list-item>
          <text:p text:style-name="P23">Do not uniquely identify users</text:p>
        </text:list-item>
        <text:list-item>
          <text:p text:style-name="P23">Lack of good time source</text:p>
        </text:list-item>
        <text:list-item>
          <text:p text:style-name="P23">Supported known compromised encryption protocols</text:p>
        </text:list-item>
        <text:list-item>
          <text:p text:style-name="P23">Manual efforts; not automated</text:p>
        </text:list-item>
      </text:list>
      <text:p text:style-name="Standard"/>
      <text:p text:style-name="Standard"/>
      <text:list xml:id="list61934195345274" text:continue-list="list61933403364949" text:style-name="WWNum14">
        <text:list-item>
          <text:p text:style-name="P32"><text:bookmark text:name="_c53xgoufmqxg"/><text:span text:style-name="T3">Continually Maintain</text:span></text:p>
        </text:list-item>
      </text:list>
      <text:p text:style-name="Heading_20_3"><text:bookmark text:name="_9b8in0bp20zo"/>Vender Content</text:p>
      <text:p text:style-name="Standard">Describe process for vendors to create and sign their content (ex, packages, base images, etc) for Consumers to use to build their Organization base images</text:p>
      <text:p text:style-name="Standard"/>
      <text:p text:style-name="P15">- Package manifests</text:p>
      <text:p text:style-name="P15">-Checksums</text:p>
      <text:p text:style-name="P15">-GPG signatures</text:p>
      <text:p text:style-name="P15">-Vendor support contract to provide package updates and ongoing maintenance</text:p>
      <text:p text:style-name="Heading_20_3"><text:bookmark text:name="_xe789euxzubs"/><text:soft-page-break/>Consumer Organization Base Image(s)</text:p>
      <text:p text:style-name="Standard">This process should be automated and continually run on a recurring time basis as well as ad hoc as needed.</text:p>
      <text:p text:style-name="Standard"/>
      <text:p text:style-name="Standard">This process is the same whether building an organization's base image, ex just Linux with minimum packages, or a layered image such as a container, a specific piece of middleware, or a mission application layered on top of the base image or a layered image.</text:p>
      <text:p text:style-name="Standard"/>
      <text:list xml:id="list61933326385769" text:continue-numbering="true" text:style-name="WWNum14">
        <text:list-item>
          <text:list>
            <text:list-item>
              <text:p text:style-name="P17">pull install content or pre-made image from Trusted source</text:p>
            </text:list-item>
            <text:list-item>
              <text:p text:style-name="P17">pull additional content required to be installed on top of base install or base pre-made image to meet mission or hardening requirements</text:p>
            </text:list-item>
            <text:list-item>
              <text:p text:style-name="P17">verify pulled content or pre-made image signatures are signed with trusted keys</text:p>
            </text:list-item>
            <text:list-item>
              <text:p text:style-name="P17">if doing fresh install, install from content pulled from Trusted source signed with trusted keys</text:p>
            </text:list-item>
            <text:list-item>
              <text:p text:style-name="P17">install any additional required content from Trusted source signed with Trusted keys</text:p>
            </text:list-item>
            <text:list-item>
              <text:p text:style-name="P17">configure system has per hardening guidelines/requirements</text:p>
            </text:list-item>
            <text:list-item>
              <text:p text:style-name="P17">scan system for vulnerabilities, EX CVEs</text:p>
            </text:list-item>
            <text:list-item>
              <text:p text:style-name="P17">scan system for compliance checks</text:p>
            </text:list-item>
            <text:list-item>
              <text:p text:style-name="P17">prepare installed system for templatization, ex</text:p>
              <text:list>
                <text:list-item>
                  <text:p text:style-name="P21">wipe hostname, network configuration, any other machine identifying info</text:p>
                </text:list-item>
              </text:list>
            </text:list-item>
            <text:list-item>
              <text:p text:style-name="P17">turn system into templatized image</text:p>
            </text:list-item>
            <text:list-item>
              <text:p text:style-name="P17">create test system from new image</text:p>
            </text:list-item>
            <text:list-item>
              <text:p text:style-name="P17">scan test system for vulnerabilities, EX CVEs</text:p>
            </text:list-item>
            <text:list-item>
              <text:p text:style-name="P17">scan test system for compliance checks</text:p>
            </text:list-item>
            <text:list-item>
              <text:p text:style-name="P17">run any mission specific functionality tests against test system</text:p>
            </text:list-item>
            <text:list-item>
              <text:p text:style-name="P17">delete test system</text:p>
            </text:list-item>
            <text:list-item>
              <text:p text:style-name="P17"><text:soft-page-break/>publish template</text:p>
            </text:list-item>
            <text:list-item>
              <text:p text:style-name="P17">sign template</text:p>
            </text:list-item>
            <text:list-item>
              <text:p text:style-name="P17">notify dependent layered template jobs and runtime systems of new base image to kick off their release engineering process</text:p>
            </text:list-item>
            <text:list-item>
              <text:p text:style-name="P18"/>
            </text:list-item>
            <text:list-item>
              <text:p text:style-name="P17">Verify Logging in enabled and creating logs</text:p>
            </text:list-item>
            <text:list-item>
              <text:p text:style-name="P17">Regularly confirmed backed up </text:p>
            </text:list-item>
            <text:list-item>
              <text:p text:style-name="P17">Data at rest enabled</text:p>
            </text:list-item>
            <text:list-item>
              <text:p text:style-name="P17">Data in motion - validated encryption</text:p>
            </text:list-item>
            <text:list-item>
              <text:p text:style-name="P17">Data Loss prevention </text:p>
            </text:list-item>
            <text:list-item>
              <text:p text:style-name="P17">Access control validation and maintenance (RBAC and ABAC)</text:p>
            </text:list-item>
            <text:list-item>
              <text:p text:style-name="P17">Enterprise defined User accounts (Central and standalone) </text:p>
            </text:list-item>
            <text:list-item>
              <text:p text:style-name="P18"/>
            </text:list-item>
          </text:list>
        </text:list-item>
      </text:list>
      <text:p text:style-name="Heading_20_3"><text:bookmark text:name="_pr13eoq52nkv"/>Consumer Organization Runtime System(s) Integration and Deployment</text:p>
      <text:p text:style-name="Standard"><text:span text:style-name="T9">DOING</text:span> - describe process for Consumer Organization to continually integrate runtime systems on top of base images and deploy them</text:p>
      <text:p text:style-name="Standard"/>
      <text:p text:style-name="P15">-See To Do section above</text:p>
      <text:p text:style-name="Standard"/>
      <text:p text:style-name="Standard"><text:span text:style-name="T10">Summary of our Hardened Delivery model:</text:span></text:p>
      <text:p text:style-name="Standard"><text:span text:style-name="T10">Phase 1: (isolated provisioning zone)</text:span></text:p>
      <text:list xml:id="list828327176" text:style-name="WWNum2">
        <text:list-item>
          <text:p text:style-name="P8">Kickstarted from immutable media (RHEL DVD downloaded, checksum validated, scanned)</text:p>
        </text:list-item>
        <text:list-item>
          <text:p text:style-name="P8"><text:s text:c="2"/>SELinux enforcing</text:p>
        </text:list-item>
        <text:list-item>
          <text:p text:style-name="P8"><text:soft-page-break/><text:s text:c="2"/>Firewall enforcing, add 22 (and 4750 for us)</text:p>
        </text:list-item>
        <text:list-item>
          <text:p text:style-name="P8"><text:s text:c="2"/>FIPS=1</text:p>
        </text:list-item>
        <text:list-item>
          <text:p text:style-name="P8"><text:s text:c="2"/>Partitions per stig and sanity (/tmp, /var, /opt, /var/log , /var/log/audit, /home…)</text:p>
        </text:list-item>
        <text:list-item>
          <text:p text:style-name="P8"><text:s text:c="2"/>Software added/removed for STIG from ideally minimal install.</text:p>
        </text:list-item>
        <text:list-item>
          <text:p text:style-name="P8"><text:s text:c="2"/>Kdump killed</text:p>
        </text:list-item>
        <text:list-item>
          <text:p text:style-name="P8"><text:s text:c="2"/>Postinstall script run for enterprise agent install (bladelogic)</text:p>
        </text:list-item>
      </text:list>
      <text:p text:style-name="Standard"/>
      <text:p text:style-name="Standard">At this point, as a vm template, the template would be cut here and phase 2 would start on vmware deploy triggers. For a physical blade, phase 2 just continues the process</text:p>
      <text:p text:style-name="Standard"/>
      <text:p text:style-name="Standard"><text:span text:style-name="T10">Phase 2: (isolated provisioning zone)</text:span></text:p>
      <text:list xml:id="list1735892993" text:style-name="WWNum13">
        <text:list-item>
          <text:p text:style-name="P9">Automation properties populated and pushed for network zone, tenant/business system, etc including metadata on ownership, function, known accepted security exceptions</text:p>
        </text:list-item>
        <text:list-item>
          <text:p text:style-name="P9">Compliance as Code current “accepted” release (we made minor changes) pushed out to server (content, custom toolset) with other defined required files including enterprise-wide tailoring files.</text:p>
        </text:list-item>
      </text:list>
      <text:p text:style-name="Standard"/>
      <text:p text:style-name="Standard">Patch Server from current repo, reboot</text:p>
      <text:p text:style-name="Standard"/>
      <text:p text:style-name="Standard">Deployed by Template:</text:p>
      <text:list xml:id="list61933834280184" text:continue-numbering="true" text:style-name="WWNum13">
        <text:list-item>
          <text:p text:style-name="P9">Enterprise-mandated software suites deployed to server (McAfee HBSS, Netbackup)</text:p>
          <text:list>
            <text:list-item>
              <text:p text:style-name="P19">Deployments tailored based on network zone properties</text:p>
            </text:list-item>
          </text:list>
        </text:list-item>
        <text:list-item>
          <text:p text:style-name="P9">Customized SELinux packages pushed for enterprise and/or business software</text:p>
        </text:list-item>
        <text:list-item>
          <text:p text:style-name="P9">Enterprise and business-system firewall rules</text:p>
        </text:list-item>
        <text:list-item>
          <text:p text:style-name="P9">Standard network customizations for DNS, Time, mail gateway, etc</text:p>
        </text:list-item>
      </text:list>
      <text:p text:style-name="Standard"><text:soft-page-break/></text:p>
      <text:p text:style-name="Standard">Deployed by ansible:</text:p>
      <text:list xml:id="list2597675103" text:style-name="WWNum4">
        <text:list-item>
          <text:p text:style-name="P10">FAPolicyD enterprise base configuration</text:p>
        </text:list-item>
        <text:list-item>
          <text:p text:style-name="P10">AIDE entreprise base configuration</text:p>
        </text:list-item>
        <text:list-item>
          <text:p text:style-name="P10">A few other random bits</text:p>
        </text:list-item>
      </text:list>
      <text:p text:style-name="Standard"/>
      <text:p text:style-name="Standard">Hardening pass 1:</text:p>
      <text:p text:style-name="Standard"><text:s text:c="3"/>Execute oscap run against compliance as code content with os-specific tailoring file. Custom python integrated zone, system, etc exceptions into master tailoring file for server and validates during runtime. Run applies all STIG’s present in content_profile_stig with changes noted in tailoring.</text:p>
      <text:p text:style-name="Standard"/>
      <text:p text:style-name="Standard">Hardening pass 2:</text:p>
      <text:p text:style-name="Standard"><text:s text:c="3"/>Anything not found in the CAC content got written and dumped into a master ansible yaml and included in pass 2… last check, i think there 138. Ansible was configured to use exception logic fed into hardening pass 1 as well for a unified approach.</text:p>
      <text:p text:style-name="Standard">Patch server, reboot</text:p>
      <text:p text:style-name="Standard"/>
      <text:p text:style-name="Standard">Install phase automation steps complete. VM or server shut down, and moved to either destination service zone (non-dmz) or dmz install zone (dmz with explicit reachback to software repos)</text:p>
      <text:p text:style-name="Standard"/>
      <text:p text:style-name="Standard"><text:span text:style-name="T10">Phase 3: </text:span><text:s text:c="2"/>“Destination Zone”</text:p>
      <text:list xml:id="list4063350233" text:style-name="WWNum6">
        <text:list-item>
          <text:p text:style-name="P11">More automation logic, then…</text:p>
        </text:list-item>
        <text:list-item>
          <text:p text:style-name="P11">Add centrally managed user accounts and ssh-rsa public keys</text:p>
        </text:list-item>
        <text:list-item>
          <text:p text:style-name="P11">Install and configure zone-dependent software (Solarwinds, others)</text:p>
        </text:list-item>
        <text:list-item>
          <text:p text:style-name="P11">Patch and reboot (in case physical delay in hardware moves)</text:p>
        </text:list-item>
        <text:list-item>
          <text:p text:style-name="P11">Kick off SCC, OSCAP, and ACAS scans.</text:p>
        </text:list-item>
        <text:list-item>
          <text:p text:style-name="P11"><text:soft-page-break/>Publish scan results to file share</text:p>
        </text:list-item>
      </text:list>
      <text:p text:style-name="P15"/>
      <text:p text:style-name="Standard">Build complete.</text:p>
      <text:p text:style-name="Standard"/>
      <text:p text:style-name="Standard">So going through this in my mind, i see some things the jump right out at me as adding value to “hardenned”</text:p>
      <text:p text:style-name="Standard"/>
      <text:list xml:id="list2158654253" text:style-name="WWNum7">
        <text:list-item>
          <text:p text:style-name="P12">Validated immutable media at the source</text:p>
        </text:list-item>
        <text:list-item>
          <text:p text:style-name="P12">Cryptographically validated patch sources</text:p>
        </text:list-item>
        <text:list-item>
          <text:p text:style-name="P12">FIPS encryption validation and enforcement from the initial boot</text:p>
        </text:list-item>
        <text:list-item>
          <text:p text:style-name="P12">Automated scan and remediation content</text:p>
        </text:list-item>
        <text:list-item>
          <text:p text:style-name="P12">Openly published compliance available to system owners</text:p>
        </text:list-item>
        <text:list-item>
          <text:p text:style-name="P12">Deliberate, well conceived security plan </text:p>
        </text:list-item>
        <text:list-item>
          <text:p text:style-name="P12">Compliant by Delivery, noncompliant by explicit administrative action</text:p>
        </text:list-item>
        <text:list-item>
          <text:p text:style-name="P12">Full nonrepudiation (All those lovely audit STIGs automatically applied…)</text:p>
        </text:list-item>
      </text:list>
      <text:p text:style-name="Standard"/>
      <text:p text:style-name="Heading_20_3"><text:bookmark text:name="_cnwb533h9vy7"/>Consumer Organization Runtime Systems Monitoring</text:p>
      <text:p text:style-name="Standard"><text:span text:style-name="T9">Organization </text:span>describes processes for:</text:p>
      <text:list xml:id="list3628193906" text:style-name="WWNum1">
        <text:list-item>
          <text:p text:style-name="P13">Consumer Organization to continually scan runtime systems</text:p>
        </text:list-item>
        <text:list-item>
          <text:p text:style-name="P13">for new static vulnerabilities (CVEs), </text:p>
        </text:list-item>
        <text:list-item>
          <text:p text:style-name="P13">static compliance drift (ex, comparisons against STIG)</text:p>
        </text:list-item>
        <text:list-item>
          <text:p text:style-name="P13">life intrusion events. </text:p>
        </text:list-item>
        <text:list-item>
          <text:p text:style-name="P13"><text:soft-page-break/>Additionally scanning Consumer Organization Base IMages at rest for static vulnerabilities and static compliance drift to mark as stale as new vulnerabilities and compliance criteria are released and old images become vulnerabile.</text:p>
        </text:list-item>
        <text:list-item>
          <text:p text:style-name="P13">Continuous observability and monitoring</text:p>
        </text:list-item>
        <text:list-item>
          <text:p text:style-name="P14"/>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Overpass" svg:font-family="Overpas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verpass1" svg:font-family="Overpass" style:font-family-generic="system" style:font-pitch="variable"/>
    <style:font-face style:name="Red Hat Text" svg:font-family="'Red Hat Text'"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Overpass" fo:font-family="Overpass" style:font-family-generic="roman" style:font-pitch="variable" fo:font-size="13pt" style:text-underline-style="none" fo:font-weight="normal" style:font-name-asian="Red Hat Text" style:font-family-asian="'Red Hat Text'" style:font-family-generic-asian="system" style:font-pitch-asian="variable" style:font-size-asian="13pt" style:font-weight-asian="normal" style:font-name-complex="Red Hat Text" style:font-family-complex="'Red Hat Text'" style:font-family-generic-complex="system" style:font-pitch-complex="variable" style:font-size-complex="13pt"/>
    </style:style>
    <style:style style:name="ListLabel_20_119" style:display-name="ListLabel 119" style:family="text">
      <style:text-properties style:font-name="Overpass" fo:font-family="Overpass" style:font-family-generic="roman" style:font-pitch="variable" style:text-underline-style="none" fo:font-weight="normal" style:font-name-asian="Red Hat Text" style:font-family-asian="'Red Hat Text'" style:font-family-generic-asian="system" style:font-pitch-asian="variable" style:font-weight-asian="normal" style:font-name-complex="Red Hat Text" style:font-family-complex="'Red Hat Text'" style:font-family-generic-complex="system" style:font-pitch-complex="variable"/>
    </style:style>
    <style:style style:name="ListLabel_20_120" style:display-name="ListLabel 120" style:family="text">
      <style:text-properties style:font-name="Overpass" fo:font-family="Overpass" style:font-family-generic="roman" style:font-pitch="variable"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155cc" style:font-name="Roboto" fo:font-family="Roboto" style:font-family-generic="roman" style:font-pitch="variable" fo:font-size="10.5pt" style:text-underline-style="solid" style:text-underline-width="auto" style:text-underline-color="font-color"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8" style:display-name="ListLabel 128"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25"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1" meta:paragraph-count="170" meta:word-count="1470" meta:character-count="9295" meta:non-whitespace-character-count="8074"/>
    <meta:generator>LibreOfficeDev/6.0.5.2$Linux_X86_64 LibreOffice_project/</meta:generator>
  </office:meta>
</office:document-meta>
</file>